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70d8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officeooo:rsid="031a4c33" style:font-style-asian="normal" style:font-style-complex="normal"/>
    </style:style>
    <style:style style:name="T79" style:family="text">
      <style:text-properties fo:font-style="normal" style:text-underline-style="none" officeooo:rsid="02e2cd15" style:font-style-asian="normal" style:font-style-complex="normal"/>
    </style:style>
    <style:style style:name="T80" style:family="text">
      <style:text-properties officeooo:rsid="000a14f6"/>
    </style:style>
    <style:style style:name="T81" style:family="text">
      <style:text-properties officeooo:rsid="005714b7"/>
    </style:style>
    <style:style style:name="T82" style:family="text">
      <style:text-properties officeooo:rsid="00880dbe"/>
    </style:style>
    <style:style style:name="T83" style:family="text">
      <style:text-properties officeooo:rsid="007c6d62"/>
    </style:style>
    <style:style style:name="T84" style:family="text">
      <style:text-properties officeooo:rsid="00836784"/>
    </style:style>
    <style:style style:name="T85" style:family="text">
      <style:text-properties officeooo:rsid="01e21ff5"/>
    </style:style>
    <style:style style:name="T86" style:family="text">
      <style:text-properties officeooo:rsid="0233449b"/>
    </style:style>
    <style:style style:name="T87" style:family="text">
      <style:text-properties officeooo:rsid="02317916"/>
    </style:style>
    <style:style style:name="T88" style:family="text">
      <style:text-properties officeooo:rsid="023d18e5"/>
    </style:style>
    <style:style style:name="T89" style:family="text">
      <style:text-properties officeooo:rsid="024f9d17"/>
    </style:style>
    <style:style style:name="T90" style:family="text">
      <style:text-properties officeooo:rsid="02867bcd"/>
    </style:style>
    <style:style style:name="T91" style:family="text">
      <style:text-properties officeooo:rsid="028c3f47"/>
    </style:style>
    <style:style style:name="T92" style:family="text">
      <style:text-properties officeooo:rsid="0063a409"/>
    </style:style>
    <style:style style:name="T93" style:family="text">
      <style:text-properties officeooo:rsid="02a492ce"/>
    </style:style>
    <style:style style:name="T94" style:family="text">
      <style:text-properties officeooo:rsid="02320032"/>
    </style:style>
    <style:style style:name="T95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90">8</text:span></text:p>
      <text:p text:style-name="P20"/>
      <text:p text:style-name="P20"/>
      <text:p text:style-name="P16">© 201<text:span text:style-name="T90">8</text:span> by Wolfgang Skala. This edition is licensed under the Creative Commons Attribution<text:span text:style-name="T82">-NonCommercial-ShareAlike</text:span> 4.0 International License. To view a copy of this license, visit http://creativecommons.org/licenses/by<text:span text:style-name="T83">-nc-sa</text:span>/4.0/. </text:p>
      <text:p text:style-name="P15"/>
      <text:p text:style-name="P17">Music engraving by LilyPond 2.18.0 (http://www.lilypond.org).<text:span text:style-name="T81"><text:line-break/>Front matter</text:span> typeset with EB Garamond (http://www.georgduffner.at/ebgaramond).</text:p>
      <text:p text:style-name="P20"/>
      <text:p text:style-name="P14">First <text:span text:style-name="T85">version</text:span>, <text:span text:style-name="T93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9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95">9</text:span>).</text:p>
      <text:p text:style-name="P5"/>
      <text:p text:style-name="P7">In general, this edition closely follows the autograph. Any changes <text:span text:style-name="T80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88"> cor, corno; Ms, manuscript; o</text:span>rg, basses and organ; <text:span text:style-name="T88">r, rest;</text:span> S, soprano; T<text:span text:style-name="T84">, </text:span>tenor; <text:span text:style-name="T91">vl</text:span>, violin; <text:span text:style-name="T88">vla</text:span>, viola<text:span text:style-name="T89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79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/text:span><text:span text:style-name="T78"><text:line-break/>521<text:tab/>vla<text:tab/>3rd quarter in Ms: fis′4</text:span><text:span text:style-name="T77"><text:line-break/></text:span><text:span text:style-name="T76">525<text:tab/>A<text:tab/>3rd quarter in Ms: a′8–a′8<text:line-break/></text:span><text:span text:style-name="T75">528<text:tab/>org<text:tab/>2nd haf of bar in Ms: A2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7">wolfgang</text:span> (at) <text:span text:style-name="T86">esser-skala</text:span>.at<text:span text:style-name="T87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<text:soft-pag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94">1<text:tab/>Magnificat<text:tab/>1</text:span><text:line-break/><text:span text:style-name="T94">2<text:tab/>Esurientes<text:tab/>16</text:span><text:span text:style-name="T9"><text:line-break/></text:span><text:span text:style-name="T94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7T21:53:33.591755725</dc:date>
    <dc:creator>Wolfgang Skala</dc:creator>
    <meta:editing-duration>P8DT19H41M9S</meta:editing-duration>
    <meta:editing-cycles>714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760" meta:character-count="3911" meta:non-whitespace-character-count="3164"/>
  </office:meta>
</office:document-meta>
</file>